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c665" officeooo:paragraph-rsid="0002c665" style:font-weight-asian="bold"/>
    </style:style>
    <style:style style:name="P2" style:family="paragraph" style:parent-style-name="Standard">
      <style:text-properties officeooo:rsid="0007d9e4" officeooo:paragraph-rsid="0008b896"/>
    </style:style>
    <style:style style:name="P3" style:family="paragraph" style:parent-style-name="Standard">
      <style:text-properties officeooo:rsid="0007d9e4" officeooo:paragraph-rsid="000d341c"/>
    </style:style>
    <style:style style:name="P4" style:family="paragraph" style:parent-style-name="Standard">
      <style:text-properties officeooo:rsid="0007d9e4" officeooo:paragraph-rsid="00142952"/>
    </style:style>
    <style:style style:name="P5" style:family="paragraph" style:parent-style-name="Standard">
      <style:text-properties officeooo:rsid="0007d9e4" officeooo:paragraph-rsid="001b5321"/>
    </style:style>
    <style:style style:name="P6" style:family="paragraph" style:parent-style-name="Standard">
      <style:text-properties officeooo:rsid="0007d9e4" officeooo:paragraph-rsid="002233c1"/>
    </style:style>
    <style:style style:name="P7" style:family="paragraph" style:parent-style-name="Standard">
      <style:text-properties officeooo:rsid="0007d9e4" officeooo:paragraph-rsid="0023733f"/>
    </style:style>
    <style:style style:name="P8" style:family="paragraph" style:parent-style-name="Standard">
      <style:text-properties officeooo:rsid="0007d9e4" officeooo:paragraph-rsid="002608cc"/>
    </style:style>
    <style:style style:name="P9" style:family="paragraph" style:parent-style-name="Standard">
      <style:text-properties officeooo:rsid="0007d9e4" officeooo:paragraph-rsid="00270609"/>
    </style:style>
    <style:style style:name="P10" style:family="paragraph" style:parent-style-name="Standard">
      <style:text-properties officeooo:rsid="000ddb7f" officeooo:paragraph-rsid="000ddb7f"/>
    </style:style>
    <style:style style:name="P11" style:family="paragraph" style:parent-style-name="Standard">
      <style:text-properties officeooo:rsid="000ddb7f" officeooo:paragraph-rsid="00142952"/>
    </style:style>
    <style:style style:name="P12" style:family="paragraph" style:parent-style-name="Standard">
      <style:text-properties officeooo:rsid="000ddb7f" officeooo:paragraph-rsid="001d39d7"/>
    </style:style>
    <style:style style:name="P13" style:family="paragraph" style:parent-style-name="Standard">
      <style:text-properties officeooo:rsid="000ddb7f" officeooo:paragraph-rsid="002233c1"/>
    </style:style>
    <style:style style:name="P14" style:family="paragraph" style:parent-style-name="Standard">
      <style:text-properties officeooo:rsid="000ddb7f" officeooo:paragraph-rsid="0023733f"/>
    </style:style>
    <style:style style:name="P15" style:family="paragraph" style:parent-style-name="Standard">
      <style:text-properties officeooo:rsid="000ddb7f" officeooo:paragraph-rsid="002608cc"/>
    </style:style>
    <style:style style:name="P16" style:family="paragraph" style:parent-style-name="Standard">
      <style:text-properties officeooo:rsid="000ddb7f" officeooo:paragraph-rsid="00270609"/>
    </style:style>
    <style:style style:name="P17" style:family="paragraph" style:parent-style-name="Standard">
      <style:text-properties officeooo:paragraph-rsid="001008ce"/>
    </style:style>
    <style:style style:name="P18" style:family="paragraph" style:parent-style-name="Standard">
      <style:text-properties fo:font-weight="normal" officeooo:rsid="00119afc" officeooo:paragraph-rsid="00119afc" style:font-weight-asian="normal" style:font-weight-complex="normal"/>
    </style:style>
    <style:style style:name="P19" style:family="paragraph" style:parent-style-name="Standard">
      <style:text-properties fo:font-weight="normal" officeooo:rsid="00119afc" officeooo:paragraph-rsid="00142952" style:font-weight-asian="normal" style:font-weight-complex="normal"/>
    </style:style>
    <style:style style:name="P20" style:family="paragraph" style:parent-style-name="Standard">
      <style:text-properties fo:font-weight="normal" officeooo:rsid="00122a7f" officeooo:paragraph-rsid="00122a7f" style:font-weight-asian="normal" style:font-weight-complex="normal"/>
    </style:style>
    <style:style style:name="P21" style:family="paragraph" style:parent-style-name="Standard">
      <style:text-properties fo:font-weight="normal" officeooo:rsid="00122a7f" officeooo:paragraph-rsid="00142952" style:font-weight-asian="normal" style:font-weight-complex="normal"/>
    </style:style>
    <style:style style:name="P22" style:family="paragraph" style:parent-style-name="Standard">
      <style:text-properties fo:font-weight="normal" officeooo:rsid="00122a7f" officeooo:paragraph-rsid="002233c1" style:font-weight-asian="normal" style:font-weight-complex="normal"/>
    </style:style>
    <style:style style:name="P23" style:family="paragraph" style:parent-style-name="Standard">
      <style:text-properties fo:font-weight="normal" officeooo:rsid="00122a7f" officeooo:paragraph-rsid="0023733f" style:font-weight-asian="normal" style:font-weight-complex="normal"/>
    </style:style>
    <style:style style:name="P24" style:family="paragraph" style:parent-style-name="Standard">
      <style:text-properties fo:font-weight="normal" officeooo:rsid="00122a7f" officeooo:paragraph-rsid="00270609" style:font-weight-asian="normal" style:font-weight-complex="normal"/>
    </style:style>
    <style:style style:name="P25" style:family="paragraph" style:parent-style-name="Standard">
      <style:text-properties fo:font-weight="normal" officeooo:rsid="0023eb52" officeooo:paragraph-rsid="0023eb52" style:font-weight-asian="normal" style:font-weight-complex="normal"/>
    </style:style>
    <style:style style:name="P26" style:family="paragraph" style:parent-style-name="Standard">
      <style:text-properties fo:font-weight="normal" officeooo:rsid="002608cc" officeooo:paragraph-rsid="002608cc" style:font-weight-asian="normal" style:font-weight-complex="normal"/>
    </style:style>
    <style:style style:name="P27" style:family="paragraph" style:parent-style-name="Standard">
      <style:text-properties fo:font-weight="normal" officeooo:rsid="002608cc" officeooo:paragraph-rsid="00270609" style:font-weight-asian="normal" style:font-weight-complex="normal"/>
    </style:style>
    <style:style style:name="P28" style:family="paragraph" style:parent-style-name="Standard">
      <style:text-properties officeooo:paragraph-rsid="00142952"/>
    </style:style>
    <style:style style:name="P29" style:family="paragraph" style:parent-style-name="Standard">
      <style:text-properties officeooo:paragraph-rsid="002233c1"/>
    </style:style>
    <style:style style:name="P30" style:family="paragraph" style:parent-style-name="Standard">
      <style:text-properties officeooo:paragraph-rsid="0023733f"/>
    </style:style>
    <style:style style:name="P31" style:family="paragraph" style:parent-style-name="Standard">
      <style:text-properties officeooo:paragraph-rsid="002608cc"/>
    </style:style>
    <style:style style:name="P32" style:family="paragraph" style:parent-style-name="Standard">
      <style:text-properties officeooo:paragraph-rsid="00270609"/>
    </style:style>
    <style:style style:name="P3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5b907" style:font-size-asian="14pt" style:font-weight-asian="bold" style:font-size-complex="14pt"/>
    </style:style>
    <style:style style:name="T4" style:family="text">
      <style:text-properties fo:font-size="14pt" fo:font-weight="bold" officeooo:rsid="001008ce" style:font-size-asian="14pt" style:font-weight-asian="bold" style:font-size-complex="14pt"/>
    </style:style>
    <style:style style:name="T5" style:family="text">
      <style:text-properties fo:font-size="14pt" fo:font-weight="bold" officeooo:rsid="00111b0d" style:font-size-asian="14pt" style:font-weight-asian="bold" style:font-size-complex="14pt"/>
    </style:style>
    <style:style style:name="T6" style:family="text">
      <style:text-properties fo:font-size="14pt" fo:font-weight="bold" officeooo:rsid="00122a7f" style:font-size-asian="14pt" style:font-weight-asian="bold" style:font-size-complex="14pt"/>
    </style:style>
    <style:style style:name="T7" style:family="text">
      <style:text-properties fo:font-size="14pt" fo:font-weight="bold" officeooo:rsid="00142952" style:font-size-asian="14pt" style:font-weight-asian="bold" style:font-size-complex="14pt"/>
    </style:style>
    <style:style style:name="T8" style:family="text">
      <style:text-properties fo:font-size="14pt" fo:font-weight="bold" officeooo:rsid="002233c1" style:font-size-asian="14pt" style:font-weight-asian="bold" style:font-size-complex="14pt"/>
    </style:style>
    <style:style style:name="T9" style:family="text">
      <style:text-properties fo:font-size="14pt" fo:font-weight="bold" officeooo:rsid="002608cc" style:font-size-asian="14pt" style:font-weight-asian="bold" style:font-size-complex="14pt"/>
    </style:style>
    <style:style style:name="T10" style:family="text">
      <style:text-properties fo:font-size="14pt" fo:font-weight="bold" officeooo:rsid="002660db" style:font-size-asian="14pt" style:font-weight-asian="bold" style:font-size-complex="14pt"/>
    </style:style>
    <style:style style:name="T11" style:family="text">
      <style:text-properties fo:font-size="14pt" fo:font-weight="bold" officeooo:rsid="00270609" style:font-size-asian="14pt" style:font-weight-asian="bold" style:font-size-complex="14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0d9664" style:font-weight-asian="bold"/>
    </style:style>
    <style:style style:name="T14" style:family="text">
      <style:text-properties fo:font-weight="bold" officeooo:rsid="001612a2" style:font-weight-asian="bold"/>
    </style:style>
    <style:style style:name="T15" style:family="text">
      <style:text-properties fo:font-weight="bold" officeooo:rsid="0017c1e1" style:font-weight-asian="bold"/>
    </style:style>
    <style:style style:name="T16" style:family="text">
      <style:text-properties fo:font-weight="bold" officeooo:rsid="0019b1fd" style:font-weight-asian="bold"/>
    </style:style>
    <style:style style:name="T17" style:family="text">
      <style:text-properties fo:font-weight="bold" officeooo:rsid="001b5321" style:font-weight-asian="bold"/>
    </style:style>
    <style:style style:name="T18" style:family="text">
      <style:text-properties fo:font-weight="bold" officeooo:rsid="001d39d7" style:font-weight-asian="bold"/>
    </style:style>
    <style:style style:name="T19" style:family="text">
      <style:text-properties fo:font-weight="bold" officeooo:rsid="002608cc" style:font-weight-asian="bold"/>
    </style:style>
    <style:style style:name="T20" style:family="text">
      <style:text-properties fo:font-weight="bold" officeooo:rsid="002660db" style:font-weight-asian="bold"/>
    </style:style>
    <style:style style:name="T21" style:family="text">
      <style:text-properties fo:font-weight="bold" officeooo:rsid="0027d891" style:font-weight-asian="bold"/>
    </style:style>
    <style:style style:name="T22" style:family="text">
      <style:text-properties officeooo:rsid="0002fb1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7d9e4" style:font-weight-asian="normal" style:font-weight-complex="normal"/>
    </style:style>
    <style:style style:name="T25" style:family="text">
      <style:text-properties fo:font-weight="normal" officeooo:rsid="000a1292" style:font-weight-asian="normal" style:font-weight-complex="normal"/>
    </style:style>
    <style:style style:name="T26" style:family="text">
      <style:text-properties fo:font-weight="normal" officeooo:rsid="000a90ee" style:font-weight-asian="normal" style:font-weight-complex="normal"/>
    </style:style>
    <style:style style:name="T27" style:family="text">
      <style:text-properties fo:font-weight="normal" officeooo:rsid="000eb333" style:font-weight-asian="normal" style:font-weight-complex="normal"/>
    </style:style>
    <style:style style:name="T28" style:family="text">
      <style:text-properties fo:font-weight="normal" officeooo:rsid="001d39d7" style:font-weight-asian="normal" style:font-weight-complex="normal"/>
    </style:style>
    <style:style style:name="T29" style:family="text">
      <style:text-properties officeooo:rsid="0008b896"/>
    </style:style>
    <style:style style:name="T30" style:family="text">
      <style:text-properties officeooo:rsid="000a1292"/>
    </style:style>
    <style:style style:name="T31" style:family="text">
      <style:text-properties officeooo:rsid="000a90ee"/>
    </style:style>
    <style:style style:name="T32" style:family="text">
      <style:text-properties officeooo:rsid="001e2822"/>
    </style:style>
    <style:style style:name="T33" style:family="text">
      <style:text-properties officeooo:rsid="002233c1"/>
    </style:style>
    <style:style style:name="T34" style:family="text">
      <style:text-properties officeooo:rsid="0023733f"/>
    </style:style>
    <style:style style:name="T35" style:family="text">
      <style:text-properties fo:color="#000000" style:font-name="Calibri" fo:font-size="11pt" style:font-name-asian="0" style:font-size-asian="11pt" style:language-asian="ar" style:country-asian="SA" style:font-name-complex="Calibri1" style:font-size-complex="11pt" style:language-complex="en" style:country-complex="US"/>
    </style:style>
    <style:style style:name="T36" style:family="text">
      <style:text-properties fo:color="#000000" style:font-name="Calibri" fo:font-size="11pt" officeooo:rsid="002660db" style:font-name-asian="0" style:font-size-asian="11pt" style:language-asian="ar" style:country-asian="SA" style:font-name-complex="Calibri1" style:font-size-complex="11pt" style:language-complex="en" style:country-complex="US"/>
    </style:style>
    <style:style style:name="T37" style:family="text">
      <style:text-properties officeooo:rsid="0023eb52"/>
    </style:style>
    <style:style style:name="T38" style:family="text">
      <style:text-properties officeooo:rsid="002660db"/>
    </style:style>
    <style:style style:name="T39" style:family="text">
      <style:text-properties officeooo:rsid="00270609"/>
    </style:style>
    <style:style style:name="T40" style:family="text">
      <style:text-properties officeooo:rsid="00297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Unit Tests</text:span></text:p>
      <text:p text:style-name="P1">Konrad Wisniewski - <text:span text:style-name="T22">10135143</text:span></text:p>
      <text:p text:style-name="Standard">The unit tests below give an idea of how the system should and shouldn’t behave in various conditions. It is important that the programs only return “<text:span text:style-name="T22">allow</text:span>”, “<text:span text:style-name="T22">deny</text:span>” and “unspecified”. These messages are used as to not betray the inner workings of the program to an adversary that is trying to brute force the system.</text:p>
      <text:p text:style-name="P17"><text:span text:style-name="T2">1 – </text:span><text:span text:style-name="T3">A</text:span><text:span text:style-name="T5"> </text:span><text:span text:style-name="T6">TCP </text:span><text:span text:style-name="T5">allow</text:span><text:span text:style-name="T3"> r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3">allow</text:span></text:p>
      <text:p text:style-name="P20">This rule is to make sure that matching allow rules work. This particular test also makes sure that TCP rules work properly. </text:p>
      <text:p text:style-name="P2"><text:span text:style-name="T12">Rule File </text:span><text:span text:style-name="T14">(rule1.txt)</text:span></text:p>
      <text:p text:style-name="P2"><text:span text:style-name="T29">allow</text:span> tcp 100.100.100.<text:span text:style-name="T30">100</text:span>:10000 -&gt; 10.10.10.<text:span text:style-name="T31">10</text:span>:10</text:p>
      <text:p text:style-name="P3"><text:span text:style-name="T13">Packet</text:span><text:span text:style-name="T12"> </text:span><text:span text:style-name="T13">values </text:span><text:span text:style-name="T15">(tcpPacket.dat)</text:span><text:span text:style-name="T12">:</text:span></text:p>
      <text:p text:style-name="P10"><text:span text:style-name="T12"><text:tab/>Protocol: </text:span><text:span text:style-name="T23">TCP</text:span></text:p>
      <text:p text:style-name="P10"><text:span text:style-name="T12"><text:tab/>Source IP: <text:s/></text:span><text:span text:style-name="T24">100.100.100.</text:span><text:span text:style-name="T25">100</text:span></text:p>
      <text:p text:style-name="P10"><text:span text:style-name="T12"><text:tab/>Source Port: </text:span><text:span text:style-name="T24">10000</text:span></text:p>
      <text:p text:style-name="P10"><text:span text:style-name="T12"><text:tab/>Dest IP: </text:span><text:span text:style-name="T24">10.10.10.</text:span><text:span text:style-name="T26">10</text:span></text:p>
      <text:p text:style-name="P10"><text:span text:style-name="T12"><text:tab/>Dest Port: </text:span><text:span text:style-name="T27">1</text:span><text:span text:style-name="T24">0</text:span></text:p>
      <text:p text:style-name="Standard"><text:span text:style-name="T12">Expected Outputs: </text:span></text:p>
      <text:p text:style-name="P18">allow</text:p>
      <text:p text:style-name="P28"><text:span text:style-name="T7">2</text:span><text:span text:style-name="T2"> – </text:span><text:span text:style-name="T3">A</text:span><text:span text:style-name="T5">n </text:span><text:span text:style-name="T7">UDP</text:span><text:span text:style-name="T6"> </text:span><text:span text:style-name="T5">allow</text:span><text:span text:style-name="T3"> r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3">allow</text:span></text:p>
      <text:p text:style-name="P21">This rule is to make sure that matching allow rules work. This particular test also makes sure that <text:span text:style-name="T32">UDP</text:span> rules work properly. </text:p>
      <text:p text:style-name="P4"><text:span text:style-name="T12">Rule File </text:span><text:span text:style-name="T16">(</text:span><text:span text:style-name="T18">rule2.dat</text:span><text:span text:style-name="T16">)</text:span><text:span text:style-name="T12">:</text:span></text:p>
      <text:p text:style-name="P4">allow udp 139.133.217.110:39376 -&gt; 139.133.233.2:1087</text:p>
      <text:p text:style-name="P5"><text:span text:style-name="T13">Packet</text:span><text:span text:style-name="T12"> </text:span><text:span text:style-name="T13">values </text:span><text:span text:style-name="T17">(</text:span><text:span text:style-name="T16">udpPacket.dat</text:span><text:span text:style-name="T17">)</text:span></text:p>
      <text:p text:style-name="P11"><text:span text:style-name="T12"><text:tab/>Protocol: </text:span><text:span text:style-name="T28">UDP</text:span></text:p>
      <text:p text:style-name="P12"><text:span text:style-name="T12"><text:tab/>Source IP: <text:s/></text:span><text:span text:style-name="T24">139.133.217.110:</text:span></text:p>
      <text:p text:style-name="P12"><text:span text:style-name="T12"><text:tab/>Source Port: </text:span><text:span text:style-name="T24">39376</text:span></text:p>
      <text:p text:style-name="P12"><text:span text:style-name="T12"><text:tab/>Dest IP: </text:span><text:span text:style-name="T24">139.133.233.2:</text:span></text:p>
      <text:p text:style-name="P12"><text:soft-page-break/><text:span text:style-name="T12"><text:tab/>Dest Port: </text:span><text:span text:style-name="T24">1087</text:span></text:p>
      <text:p text:style-name="P28"><text:span text:style-name="T12">Expected Outputs: </text:span></text:p>
      <text:p text:style-name="P19">allow</text:p>
      <text:p text:style-name="P29"><text:span text:style-name="T8">3</text:span><text:span text:style-name="T2"> – </text:span><text:span text:style-name="T3">A</text:span><text:span text:style-name="T5"> </text:span><text:span text:style-name="T8">deny r</text:span><text:span text:style-name="T3">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9">deny</text:span></text:p>
      <text:p text:style-name="P22">This rule is to make sure that matching <text:span text:style-name="T33">deny</text:span> rules work. <text:span text:style-name="T37">This packet has been rejected by the program.</text:span></text:p>
      <text:p text:style-name="P6"><text:span text:style-name="T12">Rule File </text:span><text:span text:style-name="T14">(rule</text:span><text:span text:style-name="T19">3</text:span><text:span text:style-name="T14">.txt)</text:span></text:p>
      <text:p text:style-name="P6"><text:span text:style-name="T34">deny</text:span> tcp 100.100.100.<text:span text:style-name="T30">100</text:span>:10000 -&gt; 10.10.10.<text:span text:style-name="T31">10</text:span>:10</text:p>
      <text:p text:style-name="P6"><text:span text:style-name="T13">Packet</text:span><text:span text:style-name="T12"> </text:span><text:span text:style-name="T13">values </text:span><text:span text:style-name="T15">(tcpPacket.dat)</text:span><text:span text:style-name="T12">:</text:span></text:p>
      <text:p text:style-name="P13"><text:span text:style-name="T12"><text:tab/>Protocol: </text:span><text:span text:style-name="T23">TCP</text:span></text:p>
      <text:p text:style-name="P13"><text:span text:style-name="T12"><text:tab/>Source IP: <text:s/></text:span><text:span text:style-name="T24">100.100.100.</text:span><text:span text:style-name="T25">100</text:span></text:p>
      <text:p text:style-name="P13"><text:span text:style-name="T12"><text:tab/>Source Port: </text:span><text:span text:style-name="T24">10000</text:span></text:p>
      <text:p text:style-name="P13"><text:span text:style-name="T12"><text:tab/>Dest IP: </text:span><text:span text:style-name="T24">10.10.10.</text:span><text:span text:style-name="T26">10</text:span></text:p>
      <text:p text:style-name="P13"><text:span text:style-name="T12"><text:tab/>Dest Port: </text:span><text:span text:style-name="T27">1</text:span><text:span text:style-name="T24">0</text:span></text:p>
      <text:p text:style-name="P29"><text:span text:style-name="T12">Expected Outputs: </text:span></text:p>
      <text:p text:style-name="P25">deny</text:p>
      <text:p text:style-name="P31"><text:span text:style-name="T9">4</text:span><text:span text:style-name="T2"> – </text:span><text:span text:style-name="T5"><text:s/></text:span><text:span text:style-name="T9">A wildcard</text:span><text:span text:style-name="T4"> source port </text:span><text:span text:style-name="T9">allow </text:span><text:span text:style-name="T8">r</text:span><text:span text:style-name="T3">ule </text:span><text:span text:style-name="T4">that </text:span><text:span text:style-name="T9">matches</text:span><text:span text:style-name="T4"> </text:span><text:span text:style-name="T11">the </text:span><text:span text:style-name="T5">packet </text:span><text:span text:style-name="T3">should </text:span><text:span text:style-name="T4">return </text:span><text:span text:style-name="T9">allow</text:span></text:p>
      <text:p text:style-name="P23">This rule is to make sure that <text:span text:style-name="T38">source port wildcards work. The rule should match if the everything but the source port matches.</text:span></text:p>
      <text:p text:style-name="P7"><text:span text:style-name="T12">Rule File </text:span><text:span text:style-name="T14">(rule</text:span><text:span text:style-name="T19">4</text:span><text:span text:style-name="T14">.txt)</text:span></text:p>
      <text:p text:style-name="P7">allow tcp 100.100.100.100:* -&gt; 10.10.10.10:10 </text:p>
      <text:p text:style-name="P7"><text:span text:style-name="T13">Packet</text:span><text:span text:style-name="T12"> </text:span><text:span text:style-name="T13">values </text:span><text:span text:style-name="T15">(tcpPacket.dat)</text:span><text:span text:style-name="T12">:</text:span></text:p>
      <text:p text:style-name="P14"><text:span text:style-name="T12"><text:tab/>Protocol: </text:span><text:span text:style-name="T23">TCP</text:span></text:p>
      <text:p text:style-name="P14"><text:span text:style-name="T12"><text:tab/>Source IP: <text:s/></text:span><text:span text:style-name="T24">100.100.100.</text:span><text:span text:style-name="T25">100</text:span></text:p>
      <text:p text:style-name="P14"><text:span text:style-name="T12"><text:tab/>Source Port: </text:span><text:span text:style-name="T24">10000</text:span></text:p>
      <text:p text:style-name="P14"><text:span text:style-name="T12"><text:tab/>Dest IP: </text:span><text:span text:style-name="T24">10.10.10.</text:span><text:span text:style-name="T26">10</text:span></text:p>
      <text:p text:style-name="P14"><text:span text:style-name="T12"><text:tab/>Dest Port: </text:span><text:span text:style-name="T27">1</text:span><text:span text:style-name="T24">0</text:span></text:p>
      <text:p text:style-name="P30"><text:span text:style-name="T12">Expected Outputs: </text:span></text:p>
      <text:p text:style-name="P26"><text:span text:style-name="T35">allo</text:span><text:span text:style-name="T36">w</text:span></text:p>
      <text:p text:style-name="P31"><text:soft-page-break/><text:span text:style-name="T9">5</text:span><text:span text:style-name="T2"> – </text:span><text:span text:style-name="T5"><text:s/></text:span><text:span text:style-name="T9">A wildcard</text:span><text:span text:style-name="T4"> </text:span><text:span text:style-name="T10">dest</text:span><text:span text:style-name="T4"> port </text:span><text:span text:style-name="T9">allow </text:span><text:span text:style-name="T8">r</text:span><text:span text:style-name="T3">ule </text:span><text:span text:style-name="T4">that </text:span><text:span text:style-name="T9">matches</text:span><text:span text:style-name="T4"> </text:span><text:span text:style-name="T11">the </text:span><text:span text:style-name="T5">packet </text:span><text:span text:style-name="T3">should </text:span><text:span text:style-name="T4">return </text:span><text:span text:style-name="T9">allow</text:span></text:p>
      <text:p text:style-name="P24">This rule is to make sure that <text:span text:style-name="T39">dest port wildcards work. The rule should match if the everything but the source port matches.</text:span></text:p>
      <text:p text:style-name="P8"><text:span text:style-name="T12">Rule File </text:span><text:span text:style-name="T14">(rule</text:span><text:span text:style-name="T20">5</text:span><text:span text:style-name="T14">.txt)</text:span></text:p>
      <text:p text:style-name="P8">allow tcp 100.100.100.100:10000 -&gt; 10.10.10.10:* </text:p>
      <text:p text:style-name="P8"><text:span text:style-name="T13">Packet</text:span><text:span text:style-name="T12"> </text:span><text:span text:style-name="T13">values </text:span><text:span text:style-name="T15">(tcpPacket.dat)</text:span><text:span text:style-name="T12">:</text:span></text:p>
      <text:p text:style-name="P15"><text:span text:style-name="T12"><text:tab/>Protocol: </text:span><text:span text:style-name="T23">TCP</text:span></text:p>
      <text:p text:style-name="P15"><text:span text:style-name="T12"><text:tab/>Source IP: <text:s/></text:span><text:span text:style-name="T24">100.100.100.</text:span><text:span text:style-name="T25">100</text:span></text:p>
      <text:p text:style-name="P15"><text:span text:style-name="T12"><text:tab/>Source Port: </text:span><text:span text:style-name="T24">10000</text:span></text:p>
      <text:p text:style-name="P15"><text:span text:style-name="T12"><text:tab/>Dest IP: </text:span><text:span text:style-name="T24">10.10.10.</text:span><text:span text:style-name="T26">10</text:span></text:p>
      <text:p text:style-name="P15"><text:span text:style-name="T12"><text:tab/>Dest Port: </text:span><text:span text:style-name="T27">1</text:span><text:span text:style-name="T24">0</text:span></text:p>
      <text:p text:style-name="P31"><text:span text:style-name="T12">Expected Outputs: </text:span></text:p>
      <text:p text:style-name="P26"><text:span text:style-name="T35">allow</text:span></text:p>
      <text:p text:style-name="P26"><text:span text:style-name="T35"/></text:p>
      <text:p text:style-name="P32"><text:span text:style-name="T11">6</text:span><text:span text:style-name="T2"> – </text:span><text:span text:style-name="T5"><text:s/></text:span><text:span text:style-name="T9">A wildcard</text:span><text:span text:style-name="T4"> </text:span><text:span text:style-name="T11">source</text:span><text:span text:style-name="T4"> </text:span><text:span text:style-name="T11">ip</text:span><text:span text:style-name="T4"> </text:span><text:span text:style-name="T9">allow </text:span><text:span text:style-name="T8">r</text:span><text:span text:style-name="T3">ule </text:span><text:span text:style-name="T4">that </text:span><text:span text:style-name="T9">matches</text:span><text:span text:style-name="T4"> </text:span><text:span text:style-name="T11">the</text:span><text:span text:style-name="T3"> </text:span><text:span text:style-name="T5">packet </text:span><text:span text:style-name="T3">should </text:span><text:span text:style-name="T4">return </text:span><text:span text:style-name="T9">allow</text:span></text:p>
      <text:p text:style-name="P24">This rule is to make sure that <text:span text:style-name="T40">source ip wildcards work. The rule should match if the everything but the source port matches.</text:span></text:p>
      <text:p text:style-name="P9"><text:span text:style-name="T12">Rule File </text:span><text:span text:style-name="T14">(rule</text:span><text:span text:style-name="T21">6</text:span><text:span text:style-name="T14">.txt)</text:span></text:p>
      <text:p text:style-name="P9">allow tcp 100.100.100.*:10000 -&gt; 10.10.10.10:<text:span text:style-name="T40">10</text:span></text:p>
      <text:p text:style-name="P9"><text:span text:style-name="T13">Packet</text:span><text:span text:style-name="T12"> </text:span><text:span text:style-name="T13">values </text:span><text:span text:style-name="T15">(tcpPacket.dat)</text:span><text:span text:style-name="T12">:</text:span></text:p>
      <text:p text:style-name="P16"><text:span text:style-name="T12"><text:tab/>Protocol: </text:span><text:span text:style-name="T23">TCP</text:span></text:p>
      <text:p text:style-name="P16"><text:span text:style-name="T12"><text:tab/>Source IP: <text:s/></text:span><text:span text:style-name="T24">100.100.100.</text:span><text:span text:style-name="T25">100</text:span></text:p>
      <text:p text:style-name="P16"><text:span text:style-name="T12"><text:tab/>Source Port: </text:span><text:span text:style-name="T24">10000</text:span></text:p>
      <text:p text:style-name="P16"><text:span text:style-name="T12"><text:tab/>Dest IP: </text:span><text:span text:style-name="T24">10.10.10.</text:span><text:span text:style-name="T26">10</text:span></text:p>
      <text:p text:style-name="P16"><text:span text:style-name="T12"><text:tab/>Dest Port: </text:span><text:span text:style-name="T27">1</text:span><text:span text:style-name="T24">0</text:span></text:p>
      <text:p text:style-name="P32"><text:span text:style-name="T12">Expected Outputs: </text:span></text:p>
      <text:p text:style-name="P27"><text:span text:style-name="T35">al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ichael Wisniewski</meta:initial-creator>
    <meta:editing-cycles>172</meta:editing-cycles>
    <meta:creation-date>2018-10-30T05:29:00</meta:creation-date>
    <dc:date>2018-12-05T19:51:36.678435938</dc:date>
    <meta:editing-duration>PT2H54M22S</meta:editing-duration>
    <meta:generator>LibreOffice/6.0.6.2$Linux_X86_64 LibreOffice_project/00$Build-2</meta:generator>
    <meta:document-statistic meta:table-count="0" meta:image-count="0" meta:object-count="0" meta:page-count="3" meta:paragraph-count="75" meta:word-count="441" meta:character-count="2862" meta:non-whitespace-character-count="24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